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4" style:family="text">
      <style:text-properties fo:font-size="10pt" style:font-name-asian="Monospace" style:font-name-complex="Monospace" style:font-size-asian="10pt" style:font-size-complex="10pt" style:font-name="Monospace" fo:color="#0000c0" style:font-style-complex="italic" style:font-style-asian="italic" fo:font-style="italic"/>
    </style:style>
    <style:style style:name="T5" style:family="text">
      <style:text-properties fo:font-size="10pt" style:font-name-asian="Monospace" style:font-name-complex="Monospace" style:font-size-asian="10pt" style:font-size-complex="10pt" style:font-name="Monospace" fo:color="#000000"/>
    </style:style>
    <style:style style:name="T6" style:family="text">
      <style:text-properties fo:font-size="10pt" style:font-name-asian="Monospace" style:font-name-complex="Monospace" style:font-size-asian="10pt" style:font-size-complex="10pt" style:font-name="Monospace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Crypto</text:p>
          </table:table-cell>
          <table:table-cell office:value-type="string" calcext:value-type="string">
            <text:p>CLA</text:p>
          </table:table-cell>
          <table:table-cell table:style-name="ce2" office:value-type="string" calcext:value-type="string">
            <text:p><text:span text:style-name="T1">CRYPTO_CLA</text:span><text:span text:style-name="T2"> = (</text:span><text:span text:style-name="T3">byte</text:span><text:span text:style-name="T2">) 0x10;</text:span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DUs</text:p>
          </table:table-cell>
          <table:table-cell table:style-name="ce2" office:value-type="string" calcext:value-type="string">
            <text:p><text:span text:style-name="T1">INS_IMPORT_CARD_PRIVATE_MOD</text:span><text:span text:style-name="T2"> = (</text:span><text:span text:style-name="T3">byte</text:span><text:span text:style-name="T2">) 0x10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IMPORT_CARD_PRIVATE_EXP</text:span><text:span text:style-name="T2"> = (</text:span><text:span text:style-name="T3">byte</text:span><text:span text:style-name="T2">) 0x11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IMPORT_CARD_PUBLIC_MOD</text:span><text:span text:style-name="T2"> = (</text:span><text:span text:style-name="T3">byte</text:span><text:span text:style-name="T2">) 0x12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IMPORT_CARD_PUBLIC_EXP</text:span><text:span text:style-name="T2"> = (</text:span><text:span text:style-name="T3">byte</text:span><text:span text:style-name="T2">) 0x13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EXPORT_CARD_PUBLIC_MOD</text:span><text:span text:style-name="T2"> = (</text:span><text:span text:style-name="T3">byte</text:span><text:span text:style-name="T2">) 0x14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EXPORT_CARD_PUBLIC_EXP</text:span><text:span text:style-name="T2"> = (</text:span><text:span text:style-name="T3">byte</text:span><text:span text:style-name="T2">) 0x15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IMPORT_TERMINAL_PUBLIC_MOD</text:span><text:span text:style-name="T2"> = (</text:span><text:span text:style-name="T3">byte</text:span><text:span text:style-name="T2">) 0x16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INS_IMPORT_TERMINAL_PUBLIC_EXP</text:span><text:span text:style-name="T2"> = (</text:span><text:span text:style-name="T3">byte</text:span><text:span text:style-name="T2">) 0x17;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E014</text:p>
          </table:table-cell>
          <table:table-cell table:style-name="ce3" office:value-type="string" calcext:value-type="string">
            <text:p>exportPublicModulus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5</text:p>
          </table:table-cell>
          <table:table-cell table:style-name="ce3" office:value-type="string" calcext:value-type="string">
            <text:p>exportPublicExponent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0</text:p>
          </table:table-cell>
          <table:table-cell table:style-name="ce3" office:value-type="string" calcext:value-type="string">
            <text:p>importCardPrivateModulus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1</text:p>
          </table:table-cell>
          <table:table-cell table:style-name="ce3" office:value-type="string" calcext:value-type="string">
            <text:p>importCardPrivateExponent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2</text:p>
          </table:table-cell>
          <table:table-cell table:style-name="ce4" office:value-type="string" calcext:value-type="string">
            <text:p>importCardPublicModulus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3</text:p>
          </table:table-cell>
          <table:table-cell table:style-name="ce3" office:value-type="string" calcext:value-type="string">
            <text:p>importCardPublicExponent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6</text:p>
          </table:table-cell>
          <table:table-cell table:style-name="ce3" office:value-type="string" calcext:value-type="string">
            <text:p>importTerminalPublicModulus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017</text:p>
          </table:table-cell>
          <table:table-cell table:style-name="ce3" office:value-type="string" calcext:value-type="string">
            <text:p>importTerminalPublicExponentErro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STUDENT_CLA = (byte) 0x20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DUs</text:p>
          </table:table-cell>
          <table:table-cell office:value-type="string" calcext:value-type="string">
            <text:p>INS_GET_MONEY = (byte) 0x20;</text:p>
          </table:table-cell>
          <table:table-cell table:number-columns-repeated="3"/>
          <table:table-cell office:value-type="string" calcext:value-type="string">
            <text:p>1Byte Eu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ADD_MONEY = (byte) 0x21;</text:p>
          </table:table-cell>
          <table:table-cell table:number-columns-repeated="3"/>
          <table:table-cell office:value-type="string" calcext:value-type="string">
            <text:p>1Byte C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PAY_MONEY = (byte) 0x22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_SET_NAME = (byte) 0x23;</text:p>
          </table:table-cell>
          <table:table-cell table:number-columns-repeated="3"/>
          <table:table-cell office:value-type="string" calcext:value-type="string">
            <text:p>64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GET_NAME = (byte) 0x24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_SET_MATRIKEL = (byte) 0x25;</text:p>
          </table:table-cell>
          <table:table-cell table:number-columns-repeated="3"/>
          <table:table-cell office:value-type="string" calcext:value-type="string">
            <text:p>2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GET_MATRIKEL = (byte) 0x26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_SET_ROOMS = (byte) 0x27;</text:p>
          </table:table-cell>
          <table:table-cell table:number-columns-repeated="3"/>
          <table:table-cell office:value-type="string" calcext:value-type="string">
            <text:p>1 Raum = 3 bytes (1. Enum, +shor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GET_ROOMS = (byte) 0x28;</text:p>
          </table:table-cell>
          <table:table-cell table:number-columns-repeated="3"/>
          <table:table-cell office:value-type="string" calcext:value-type="string">
            <text:p>Max 20 Räu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DISCO_CLA = (byte) 0x30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APDUs</text:p>
          </table:table-cell>
          <table:table-cell table:style-name="ce2" office:value-type="string" calcext:value-type="string">
            <text:p><text:span text:style-name="T1">INS_GET_BONUS</text:span><text:span text:style-name="T2"> = (</text:span><text:span text:style-name="T3">byte</text:span><text:span text:style-name="T2">) 0x30;</text:span></text:p>
          </table:table-cell>
          <table:table-cell table:number-columns-repeated="3"/>
          <table:table-cell office:value-type="string" calcext:value-type="string">
            <text:p>1 Byte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4">INS_ADD_BONUS</text:span><text:span text:style-name="T5"> = (</text:span><text:span text:style-name="T6">byte</text:span><text:span text:style-name="T5">) 0x31;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4">INS_SUB_BONUS</text:span><text:span text:style-name="T5"> = (</text:span><text:span text:style-name="T6">byte</text:span><text:span text:style-name="T5">) 0x32;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_GET_MONEY = (byte) 0x34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S_ADD_MONEY = (byte) 0x35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S_PAY_MONEY = (byte) 0x36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_ADD_DRINK = (byte) = 0x37;</text:p>
          </table:table-cell>
          <table:table-cell table:number-columns-repeated="3"/>
          <table:table-cell office:value-type="string" calcext:value-type="string">
            <text:p>1 Byte pro Geträ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GET_DRINKS = (byte) = 0x38;</text:p>
          </table:table-cell>
          <table:table-cell table:number-columns-repeated="3"/>
          <table:table-cell office:value-type="string" calcext:value-type="string">
            <text:p>Max 64 Geträn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_SET_PAID_DRINKS = (byte) = 0x39;</text:p>
          </table:table-cell>
          <table:table-cell table:number-columns-repeated="3"/>
          <table:table-cell office:value-type="string" calcext:value-type="string">
            <text:p>Byte-Array mit 1-bezahlt und 0-unbezahlt</text:p>
          </table:table-cell>
        </table:table-row>
      </table:table>
      <table:table table:name="Bemerkunge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hne Geburtsdatum (on+off-card)</text:p>
          </table:table-cell>
          <table:table-cell/>
        </table:table-row>
        <table:table-row table:style-name="ro1">
          <table:table-cell office:value-type="string" calcext:value-type="string">
            <text:p>ohne Zurücksetzen-Knopf (on+off-card)</text:p>
          </table:table-cell>
          <table:table-cell/>
        </table:table-row>
        <table:table-row table:style-name="ro1">
          <table:table-cell office:value-type="string" calcext:value-type="string">
            <text:p>ohne Speicherung des Esse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nfigurations-Tab (alle Tab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stmals alle Daten abfragen und dann die Operationen ausführe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tudiCard-T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Daten beim Auswählen der Tab müssen abgeruft werden</text:p>
          </table:table-cell>
        </table:table-row>
        <table:table-row table:style-name="ro1">
          <table:table-cell/>
          <table:table-cell office:value-type="string" calcext:value-type="string">
            <text:p>derzeitiges Guthaben soll ausgelesen (angezeigt) werden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iscoC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tuelles Guthaben und Bonuspunkte anzeigen</text:p>
          </table:table-cell>
        </table:table-row>
        <table:table-row table:style-name="ro1">
          <table:table-cell/>
          <table:table-cell office:value-type="string" calcext:value-type="string">
            <text:p>Eintrittsbetrag anzeigen</text:p>
          </table:table-cell>
        </table:table-row>
        <table:table-row table:style-name="ro1">
          <table:table-cell/>
          <table:table-cell office:value-type="string" calcext:value-type="string">
            <text:p>10 Eintritt = 20 Bonuspunkte</text:p>
          </table:table-cell>
        </table:table-row>
        <table:table-row table:style-name="ro1">
          <table:table-cell/>
          <table:table-cell office:value-type="string" calcext:value-type="string">
            <text:p>Getränk-Euro = <text:s/>1/3 Bonuspunk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64 Getränke</text:p>
          </table:table-cell>
        </table:table-row>
        <table:table-row table:style-name="ro1">
          <table:table-cell/>
          <table:table-cell office:value-type="string" calcext:value-type="string">
            <text:p>1 Byte pro Geträn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</table:table-row>
        <table:table-row table:style-name="ro1">
          <table:table-cell/>
          <table:table-cell office:value-type="string" calcext:value-type="string">
            <text:p>2. Byte = Cent</text:p>
          </table:table-cell>
        </table:table-row>
        <table:table-row table:style-name="ro1">
          <table:table-cell/>
          <table:table-cell office:value-type="string" calcext:value-type="string">
            <text:p>für GUI zwei separate Eingabefeld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ss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nfach ein Betrag bezah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nuspunk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nze Zahlen – 1 Byte gro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09:39:47.5050439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1.5.2$Linux_X86_64 LibreOffice_project/10m0$Build-2</meta:generator>
    <dc:date>2016-08-08T12:05:05.533187022</dc:date>
    <meta:editing-duration>PT1H16M7S</meta:editing-duration>
    <meta:editing-cycles>14</meta:editing-cycles>
    <meta:document-statistic meta:table-count="2" meta:cell-count="88" meta:object-count="0"/>
  </office:meta>
</office:document-meta>
</file>